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801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3.742cm" svg:height="18.051cm" svg:x="1.758cm" svg:y="2.037cm">
          <draw:text-box>
            <text:p>8上-英语-外研版 unit 6</text:p>
            <text:p/>
            <text:p/>
            <text:p>lose / lost</text:p>
            <text:p/>
            <text:p>ground / underground</text:p>
            <text:p/>
            <text:p>scare / scared / scaring</text:p>
            <text:p/>
            <text:p>shocked / shocking</text:p>
            <text:p/>
            <text:p>history / historical</text:p>
            <text:p/>
            <text:p>weekday / weekend</text:p>
            <text:p/>
            <text:p>rainstorm / snowstorm</text:p>
            <text:p/>
            <text:p>danger / dangerous</text:p>
            <text:p/>
            <text:p>warn / warning</text:p>
            <text:p/>
            <text:p>bleed / blood</text:p>
            <text:p/>
            <text:p>uncomfortable / comfortable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3" draw:layer="layout" svg:width="14.078cm" svg:height="0.963cm" svg:x="2.988cm" svg:y="2cm">
          <draw:text-box>
            <text:p>heroine / hero , actress / actor , princess / prince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H1M22S</meta:editing-duration>
    <meta:editing-cycles>46</meta:editing-cycles>
    <meta:generator>OpenOffice/4.1.15$Win32 OpenOffice.org_project/4115m2$Build-9813</meta:generator>
    <dc:date>2025-11-25T18:37:34.18</dc:date>
    <dc:creator>Eric Zhang</dc:creator>
    <meta:document-statistic meta:object-count="27"/>
  </office:meta>
</office:document-meta>
</file>